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language="ru" fo:country="RU" officeooo:rsid="0036bb49" officeooo:paragraph-rsid="00865abd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40pt" fo:language="ru" fo:country="RU" fo:font-weight="bold" officeooo:rsid="00865abd" officeooo:paragraph-rsid="00865abd" style:font-size-asian="40pt" style:font-weight-asian="bold" style:font-size-complex="40pt" style:font-weight-complex="bold"/>
    </style:style>
    <style:style style:name="T1" style:family="text">
      <style:text-properties fo:font-weight="normal" officeooo:rsid="002d0ad7" fo:background-color="transparent" loext:char-shading-value="0" style:font-weight-asian="normal" style:font-weight-complex="normal"/>
    </style:style>
    <style:style style:name="T2" style:family="text">
      <style:text-properties fo:language="en" fo:country="US" officeooo:rsid="0086c1c7" fo:background-color="transparent" loext:char-shading-value="0"/>
    </style:style>
    <style:style style:name="T3" style:family="text">
      <style:text-properties fo:language="en" fo:country="US" officeooo:rsid="008cbccd"/>
    </style:style>
    <style:style style:name="T4" style:family="text">
      <style:text-properties fo:language="en" fo:country="US" fo:font-weight="bold" officeooo:rsid="0086c1c7" fo:background-color="transparent" loext:char-shading-value="0" style:font-weight-asian="bold" style:font-weight-complex="bold"/>
    </style:style>
    <style:style style:name="T5" style:family="text">
      <style:text-properties fo:language="en" fo:country="US" fo:font-style="italic" officeooo:rsid="008cbccd" style:font-style-asian="italic" style:font-style-complex="italic"/>
    </style:style>
    <style:style style:name="T6" style:family="text">
      <style:text-properties fo:language="en" fo:country="US" style:text-underline-style="solid" style:text-underline-width="auto" style:text-underline-color="font-color" officeooo:rsid="008cbccd"/>
    </style:style>
    <style:style style:name="T7" style:family="text">
      <style:text-properties officeooo:rsid="000b27cb" fo:background-color="transparent" loext:char-shading-value="0"/>
    </style:style>
    <style:style style:name="T8" style:family="text">
      <style:text-properties officeooo:rsid="0086c1c7" fo:background-color="transparent" loext:char-shading-value="0"/>
    </style:style>
    <style:style style:name="T9" style:family="text">
      <style:text-properties officeooo:rsid="008cbccd"/>
    </style:style>
    <style:style style:name="T10" style:family="text">
      <style:text-properties fo:language="en" fo:country="US" officeooo:rsid="008cbccd"/>
    </style:style>
    <style:style style:name="T11" style:family="text">
      <style:text-properties fo:language="uk" fo:country="UA" officeooo:rsid="008cbccd"/>
    </style:style>
    <style:style style:name="T12" style:family="text">
      <style:text-properties fo:font-weight="bold" officeooo:rsid="008cbccd" style:font-weight-asian="bold" style:font-weight-complex="bold"/>
    </style:style>
    <style:style style:name="T13" style:family="text">
      <style:text-properties fo:font-style="italic" officeooo:rsid="008cbccd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ypeScript</text:p>
      <text:p text:style-name="P3"><text:span text:style-name="T1">---------------------------------------------------------------------------------------------------------------------------------------</text:span><text:span text:style-name="T7">#. </text:span><text:span text:style-name="T4">Decorators</text:span><text:span text:style-name="T8"> — экспериментальная фича</text:span></text:p>
      <text:p text:style-name="P2">---------------------------------------------------------------------------------------------------------------------------------------</text:p>
      <text:p text:style-name="P1">#. <text:span text:style-name="T12">Главные особенности</text:span><text:span text:style-name="T9">:</text:span></text:p>
      <text:p text:style-name="P1"><text:span text:style-name="T9"><text:tab/>→ задавать строгие типы данных к каждому объекту</text:span></text:p>
      <text:p text:style-name="P1"><text:span text:style-name="T9"><text:tab/>→ описывать </text:span><text:span text:style-name="T13">классы, модули и интерфейсы</text:span></text:p>
      <text:p text:style-name="P1"><text:span text:style-name="T9"><text:tab/>→ модификаторы доступа: </text:span><text:span text:style-name="T5">public</text:span><text:span text:style-name="T13">, </text:span><text:span text:style-name="T5">protected</text:span><text:span text:style-name="T13">, </text:span><text:span text:style-name="T5">private</text:span></text:p>
      <text:p text:style-name="P1"><text:span text:style-name="T9"><text:tab/>→ обобщенные функции, классы, интерфейсы (</text:span><text:span text:style-name="T6">generics</text:span><text:span text:style-name="T9">)</text:span></text:p>
      <text:p text:style-name="P1"><text:span text:style-name="T9"><text:tab/>→ можно писать комбинированный код (обратно совместим с JS)</text:span>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<text:soft-page-break/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<text:soft-page-break/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522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30T11:05:15.588943238</meta:creation-date>
    <dc:date>2020-06-09T20:11:54.828000000</dc:date>
    <meta:editing-duration>P3DT5H18M18S</meta:editing-duration>
    <meta:editing-cycles>91</meta:editing-cycles>
    <meta:generator>LibreOffice/6.4.4.2$Windows_X86_64 LibreOffice_project/3d775be2011f3886db32dfd395a6a6d1ca2630ff</meta:generator>
    <meta:document-statistic meta:table-count="0" meta:image-count="0" meta:object-count="0" meta:page-count="3" meta:paragraph-count="116" meta:word-count="152" meta:character-count="8042" meta:non-whitespace-character-count="7948"/>
  </office:meta>
</office:document-meta>
</file>